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JetBrains Mono" svg:font-family="'JetBrains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afe4" officeooo:paragraph-rsid="000fafe4"/>
    </style:style>
    <style:style style:name="P2" style:family="paragraph" style:parent-style-name="Standard">
      <style:text-properties fo:color="#000000" style:font-name="aakar" fo:font-size="11pt" officeooo:rsid="000fafe4" officeooo:paragraph-rsid="000fafe4" style:font-size-asian="11pt" style:font-size-complex="11pt"/>
    </style:style>
    <style:style style:name="P3" style:family="paragraph" style:parent-style-name="Standard">
      <style:text-properties fo:color="#000000" style:font-name="aakar" fo:font-size="11pt" officeooo:paragraph-rsid="000fafe4" style:font-size-asian="11pt" style:font-size-complex="11pt"/>
    </style:style>
    <style:style style:name="P4" style:family="paragraph" style:parent-style-name="Standard">
      <style:text-properties fo:color="#000000" style:font-name="aakar" fo:font-size="13pt" fo:font-weight="bold" officeooo:rsid="000fafe4" officeooo:paragraph-rsid="000fafe4" style:font-size-asian="13pt" style:font-weight-asian="bold" style:font-size-complex="13pt" style:font-weight-complex="bold"/>
    </style:style>
    <style:style style:name="P5" style:family="paragraph" style:parent-style-name="Standard">
      <style:text-properties fo:color="#000000" style:font-name="aakar" fo:font-size="14pt" fo:font-weight="bold" officeooo:rsid="000fafe4" officeooo:paragraph-rsid="000fafe4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akar" fo:font-size="11pt" fo:letter-spacing="normal" fo:font-style="normal" fo:font-weight="normal" officeooo:rsid="000fafe4" officeooo:paragraph-rsid="000fafe4" style:font-size-asian="11pt" style:font-size-complex="11pt"/>
    </style:style>
    <style:style style:name="P7" style:family="paragraph" style:parent-style-name="Table_20_Contents">
      <style:text-properties fo:color="#000000" style:font-name="aakar" fo:font-size="11pt" style:font-size-asian="11pt" style:font-size-complex="11pt"/>
    </style:style>
    <style:style style:name="P8" style:family="paragraph" style:parent-style-name="Table_20_Contents">
      <style:text-properties fo:color="#000000" style:font-name="aakar" fo:font-size="11pt" fo:font-weight="bold" officeooo:rsid="000fafe4" officeooo:paragraph-rsid="000fafe4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akar" fo:font-size="11pt" fo:letter-spacing="normal" fo:font-style="normal" fo:font-weight="normal" style:font-size-asian="11pt" style:font-size-complex="11pt"/>
    </style:style>
    <style:style style:name="P1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akar" fo:font-size="11pt" fo:letter-spacing="normal" fo:font-style="normal" fo:font-weight="normal" officeooo:paragraph-rsid="000fafe4" style:font-size-asian="11pt" style:font-size-complex="11pt"/>
    </style:style>
    <style:style style:name="P1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akar" fo:font-size="11pt" fo:letter-spacing="normal" fo:font-style="normal" fo:font-weight="normal" officeooo:paragraph-rsid="000fb216" style:font-size-asian="11pt" style:font-size-complex="11pt"/>
    </style:style>
    <style:style style:name="P1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akar" fo:font-size="11pt" fo:letter-spacing="normal" fo:font-style="normal" fo:font-weight="normal" officeooo:rsid="000fafe4" officeooo:paragraph-rsid="000fafe4" style:font-size-asian="11pt" style:font-size-complex="11pt"/>
    </style:style>
    <style:style style:name="T1" style:family="text">
      <style:text-properties officeooo:rsid="000fafe4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ste WIFI TCP</text:p>
      <text:p text:style-name="P2"/>
      <table:table table:name="Tabela1" table:style-name="Tabela1">
        <table:table-column table:style-name="Tabela1.A" table:number-columns-repeated="2"/>
        <table:table-row table:style-name="TableLine94723078578208">
          <table:table-cell table:style-name="Tabela1.A1" office:value-type="string">
            <text:p text:style-name="P8">Download (W → J)</text:p>
          </table:table-cell>
          <table:table-cell table:style-name="Tabela1.B1" office:value-type="string">
            <text:p text:style-name="P8">Upload (J → W)</text:p>
          </table:table-cell>
        </table:table-row>
        <table:table-row table:style-name="TableLine94723078578208">
          <table:table-cell table:style-name="Tabela1.A2" office:value-type="string">
            <text:p text:style-name="P10">Número de pacotes recebidos: 363739 Download Pacotes/s: 18,119.78</text:p>
            <text:p text:style-name="P10">Bits/s: 70,159,947.95 </text:p>
            <text:p text:style-name="P10">Kilobits/s: 68,515.57 </text:p>
            <text:p text:style-name="P10">Megabits/s: 66.91 </text:p>
            <text:p text:style-name="P10">Gigabits/s: 0.07 </text:p>
            <text:p text:style-name="P10">Total de bytes: 176,050,105 </text:p>
            <text:p text:style-name="P12">Tempo: 20.074143171310425</text:p>
          </table:table-cell>
          <table:table-cell table:style-name="Tabela1.B2" office:value-type="string">
            <text:p text:style-name="P3"><text:span text:style-name="T1">Número de pacotes: 363739</text:span></text:p>
            <text:p text:style-name="P2">Pacotes/s: 18,186.94</text:p>
            <text:p text:style-name="P2">Bits/s: 70,420,015.14</text:p>
            <text:p text:style-name="P2">Kilobits/s: 68,769.55</text:p>
            <text:p text:style-name="P2">Megabits/s: 67.16</text:p>
            <text:p text:style-name="P2">Gigabits/s: 0.07</text:p>
            <text:p text:style-name="P2">Total de bytes: 176,050,105</text:p>
            <text:p text:style-name="P6">Tempo: 20.00000762939453</text:p>
          </table:table-cell>
        </table:table-row>
        <table:table-row table:style-name="TableLine94723078578208">
          <table:table-cell table:style-name="Tabela1.A2" office:value-type="string">
            <text:p text:style-name="P7">Número de pacotes recebidos: 402699</text:p>
            <text:p text:style-name="P7">Download</text:p>
            <text:p text:style-name="P7">Pacotes/s: 20,091.53</text:p>
            <text:p text:style-name="P7">Bits/s: 77,794,428.89</text:p>
            <text:p text:style-name="P7">Kilobits/s: 75,971.12</text:p>
            <text:p text:style-name="P7">Megabits/s: 74.19</text:p>
            <text:p text:style-name="P7">Gigabits/s: 0.07</text:p>
            <text:p text:style-name="P7">Total de bytes: 194,906,415</text:p>
            <text:p text:style-name="P7">Tempo: 20.04322600364685</text:p>
          </table:table-cell>
          <table:table-cell table:style-name="Tabela1.B2" office:value-type="string">
            <text:p text:style-name="P10">Número de pacotes: 402699</text:p>
            <text:p text:style-name="P10">Pacotes/s: 20,134.22</text:p>
            <text:p text:style-name="P10">Bits/s: 77,959,754.71</text:p>
            <text:p text:style-name="P10">Kilobits/s: 76,132.57</text:p>
            <text:p text:style-name="P10">Megabits/s: 74.35</text:p>
            <text:p text:style-name="P10">Gigabits/s: 0.07</text:p>
            <text:p text:style-name="P10">Total de bytes: 194,906,415</text:p>
            <text:p text:style-name="P10">Tempo: 20.000721216201782</text:p>
          </table:table-cell>
        </table:table-row>
      </table:table>
      <text:p text:style-name="P2"/>
      <text:p text:style-name="P5">Teste WIFI UDP</text:p>
      <text:p text:style-name="P2"/>
      <table:table table:name="Tabela2" table:style-name="Tabela2">
        <table:table-column table:style-name="Tabela2.A" table:number-columns-repeated="2"/>
        <table:table-row table:style-name="TableLine94723080251776">
          <table:table-cell table:style-name="Tabela2.A1" office:value-type="string">
            <text:p text:style-name="P8">Download (W → J)</text:p>
          </table:table-cell>
          <table:table-cell table:style-name="Tabela2.B1" office:value-type="string">
            <text:p text:style-name="P8">Upload (J → W)</text:p>
          </table:table-cell>
        </table:table-row>
        <table:table-row table:style-name="TableLine94723080251776">
          <table:table-cell table:style-name="Tabela2.A2" office:value-type="string">
            <text:p text:style-name="P7">Pacotes/s: 14,844.12</text:p>
            <text:p text:style-name="P7">Bits/s: 53,557,596.39</text:p>
            <text:p text:style-name="P7">Kilobits/s: 52,302.34</text:p>
            <text:p text:style-name="P7">Megabits/s: 51.08</text:p>
            <text:p text:style-name="P7">Gigabits/s: 0.05</text:p>
            <text:p text:style-name="P7">Total de bytes: 134,112,517</text:p>
            <text:p text:style-name="P7">Tempo: 20.032641649246216</text:p>
          </table:table-cell>
          <table:table-cell table:style-name="Tabela2.B2" office:value-type="string">
            <text:p text:style-name="P11">Número de pacotes: 553049</text:p>
            <text:p text:style-name="P11">Pacotes/s: 27,652.44</text:p>
            <text:p text:style-name="P11">Bits/s: 99,770,017.00</text:p>
            <text:p text:style-name="P11">Kilobits/s: 97,431.66</text:p>
            <text:p text:style-name="P11">Megabits/s: 95.15</text:p>
            <text:p text:style-name="P11">Gigabits/s: 0.09</text:p>
            <text:p text:style-name="P11">Total de bytes: 249,425,099</text:p>
            <text:p text:style-name="P9">Tempo: 20.000004529953003</text:p>
          </table:table-cell>
        </table:table-row>
        <table:table-row table:style-name="TableLine94723080251776">
          <table:table-cell table:style-name="Tabela2.A2" office:value-type="string">
            <text:p text:style-name="P7">Número de pacotes: 3992002</text:p>
            <text:p text:style-name="P7">Pacotes/s: 199,600.09</text:p>
            <text:p text:style-name="P7">Bits/s: 720,157,117.88</text:p>
            <text:p text:style-name="P7">Kilobits/s: 703,278.44</text:p>
            <text:p text:style-name="P7">Megabits/s: 686.80</text:p>
            <text:p text:style-name="P7">Gigabits/s: 0.67</text:p>
            <text:p text:style-name="P7">Total de bytes: 1,800,392,902</text:p>
            <text:p text:style-name="P7">Tempo: 20.000001192092896</text:p>
          </table:table-cell>
          <table:table-cell table:style-name="Tabela2.B2" office:value-type="string">
            <text:p text:style-name="P11">Número de pacotes recebidos: 281434 Pacotes/s: 14,071.67</text:p>
            <text:p text:style-name="P11">Bits/s: 50,770,569.53</text:p>
            <text:p text:style-name="P11">Kilobits/s: 49,580.63</text:p>
            <text:p text:style-name="P11">Megabits/s: 48.42</text:p>
            <text:p text:style-name="P11">Gigabits/s: 0.0</text:p>
            <text:p text:style-name="P11">Total de bytes: 126,926,734</text:p>
            <text:p text:style-name="P11">Tempo: 20.000048875808716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JetBrains Mono" svg:font-family="'JetBrains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21:01:23.672259952</meta:creation-date>
    <dc:date>2022-04-11T21:25:09.986498789</dc:date>
    <meta:editing-duration>PT3M6S</meta:editing-duration>
    <meta:editing-cycles>1</meta:editing-cycles>
    <meta:document-statistic meta:table-count="2" meta:image-count="0" meta:object-count="0" meta:page-count="1" meta:paragraph-count="68" meta:word-count="183" meta:character-count="1497" meta:non-whitespace-character-count="1377"/>
    <meta:generator>LibreOffice/6.4.7.2$Linux_X86_64 LibreOffice_project/40$Build-2</meta:generator>
  </office:meta>
</office:document-meta>
</file>